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7cm" fo:min-width="2.823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453cm"/>
    </style:style>
    <style:style style:name="gr4" style:family="graphic" style:parent-style-name="standard">
      <style:graphic-properties draw:textarea-horizontal-align="justify" draw:textarea-vertical-align="middle" draw:auto-grow-height="false" fo:min-height="0.737cm" fo:min-width="4.5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15cm" fo:min-width="4.087cm"/>
    </style:style>
    <style:style style:name="gr7" style:family="graphic" style:parent-style-name="standard">
      <style:graphic-properties draw:textarea-horizontal-align="justify" draw:textarea-vertical-align="middle" draw:auto-grow-height="false" fo:min-height="2.338cm" fo:min-width="4.557cm"/>
    </style:style>
    <style:style style:name="gr8" style:family="graphic" style:parent-style-name="standard">
      <style:graphic-properties draw:textarea-horizontal-align="justify" draw:textarea-vertical-align="middle" draw:auto-grow-height="false" fo:min-height="2.338cm" fo:min-width="4.44cm"/>
    </style:style>
    <style:style style:name="gr9" style:family="graphic" style:parent-style-name="standard">
      <style:graphic-properties draw:textarea-horizontal-align="justify" draw:textarea-vertical-align="middle" draw:auto-grow-height="false" fo:min-height="1.515cm" fo:min-width="4.3cm"/>
    </style:style>
    <style:style style:name="gr10" style:family="graphic" style:parent-style-name="standard">
      <style:graphic-properties draw:textarea-horizontal-align="justify" draw:textarea-vertical-align="middle" draw:auto-grow-height="false" fo:min-height="1.846cm" fo:min-width="1.72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1.397cm" svg:x="2.245cm" svg:y="4.30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4.826cm" svg:height="2.54cm" svg:x="1.71cm" svg:y="10.779cm">
          <text:p text:style-name="P1">Create Graph </text:p>
          <text:p text:style-name="P1">from RND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2.54cm" svg:x="1.71cm" svg:y="6.969cm">
          <text:p text:style-name="P1"/>
          <text:p text:style-name="P1">Initialize</text:p>
          <text:p text:style-name="P1">subscribers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953cm" svg:height="2.159cm" svg:x="1.61cm" svg:y="14.462cm">
          <text:p text:style-name="P1">rosspin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" draw:id="id1" draw:layer="layout" svg:width="5.588cm" svg:height="1.397cm" svg:x="1.181cm" svg:y="4.302cm">
          <text:p text:style-name="P1">Route Plann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3.683cm" svg:height="1.397cm" svg:x="2.245cm" svg:y="18.10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" draw:text-style-name="P2" draw:layer="layout" svg:x1="3.975cm" svg:y1="5.572cm" svg:x2="3.975cm" svg:y2="6.969cm">
          <text:p/>
        </draw:line>
        <draw:line draw:style-name="gr5" draw:text-style-name="P2" draw:layer="layout" svg:x1="4.102cm" svg:y1="9.382cm" svg:x2="4.102cm" svg:y2="11.033cm">
          <text:p/>
        </draw:line>
        <draw:line draw:style-name="gr5" draw:text-style-name="P2" draw:layer="layout" svg:x1="4.102cm" svg:y1="13.319cm" svg:x2="4.102cm" svg:y2="14.716cm">
          <text:p/>
        </draw:line>
        <draw:line draw:style-name="gr5" draw:text-style-name="P2" draw:layer="layout" svg:x1="4.102cm" svg:y1="16.621cm" svg:x2="4.102cm" svg:y2="18.145cm">
          <text:p/>
        </draw:line>
        <draw:custom-shape draw:style-name="gr6" draw:text-style-name="P1" xml:id="id2" draw:id="id2" draw:layer="layout" svg:width="4.953cm" svg:height="1.905cm" svg:x="7.785cm" svg:y="3.921cm">
          <text:p text:style-name="P1">Goal Received</text:p>
          <text:p text:style-name="P1"><text:s/>subscrib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5.461cm" svg:height="2.794cm" svg:x="7.531cm" svg:y="7.096cm">
          <text:p text:style-name="P1">Find closest point</text:p>
          <text:p text:style-name="P1"><text:s/>to current position</text:p>
          <text:p text:style-name="P1">and goal posi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334cm" svg:height="2.794cm" svg:x="7.658cm" svg:y="10.879cm">
          <text:p text:style-name="P1">Calculate shortest</text:p>
          <text:p text:style-name="P1">path from source </text:p>
          <text:p text:style-name="P1">to destin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draw:layer="layout" svg:width="4.953cm" svg:height="1.905cm" svg:x="7.785cm" svg:y="14.521cm">
          <text:p text:style-name="P1">Divide path into </text:p>
          <text:p text:style-name="P1">Sub path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draw:layer="layout" svg:width="4.953cm" svg:height="1.905cm" svg:x="7.785cm" svg:y="17.421cm">
          <text:p text:style-name="P1">Transmit</text:p>
          <text:p text:style-name="P1">First sub pat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2" draw:layer="layout" svg:x1="10.198cm" svg:y1="5.826cm" svg:x2="10.198cm" svg:y2="7.223cm">
          <text:p/>
        </draw:line>
        <draw:line draw:style-name="gr5" draw:text-style-name="P2" draw:layer="layout" svg:x1="10.198cm" svg:y1="9.89cm" svg:x2="10.198cm" svg:y2="11.033cm">
          <text:p/>
        </draw:line>
        <draw:line draw:style-name="gr5" draw:text-style-name="P2" draw:layer="layout" svg:x1="10.325cm" svg:y1="13.7cm" svg:x2="10.325cm" svg:y2="14.716cm">
          <text:p/>
        </draw:line>
        <draw:line draw:style-name="gr5" draw:text-style-name="P2" draw:layer="layout" svg:x1="10.325cm" svg:y1="16.367cm" svg:x2="10.325cm" svg:y2="17.51cm">
          <text:p/>
        </draw:line>
        <draw:custom-shape draw:style-name="gr9" draw:text-style-name="P1" xml:id="id3" draw:id="id3" draw:layer="layout" svg:width="5.184cm" svg:height="1.905cm" svg:x="13.954cm" svg:y="4.221cm">
          <text:p text:style-name="P1">Sub-path reached</text:p>
          <text:p text:style-name="P1"><text:s/>subscrib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4.445cm" svg:height="4.191cm" svg:x="14.243cm" svg:y="7.504cm">
          <text:p text:style-name="P1">Is last</text:p>
          <text:p text:style-name="P1">Path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draw:layer="layout" svg:width="5.184cm" svg:height="1.905cm" svg:x="13.955cm" svg:y="13.121cm">
          <text:p text:style-name="P1">Send next pat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5.184cm" svg:height="1.905cm" svg:x="13.956cm" svg:y="16.321cm">
          <text:p text:style-name="P1">Goal Reach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2" draw:layer="layout" svg:x1="16.548cm" svg:y1="6.126cm" svg:x2="16.548cm" svg:y2="7.65cm">
          <text:p/>
        </draw:line>
        <draw:line draw:style-name="gr11" draw:text-style-name="P2" draw:layer="layout" svg:x1="16.448cm" svg:y1="11.714cm" svg:x2="16.448cm" svg:y2="13.365cm">
          <text:p text:style-name="P1">No <text:s/></text:p>
          <text:p text:style-name="P1"/>
        </draw:line>
        <draw:line draw:style-name="gr12" draw:text-style-name="P2" draw:layer="layout" svg:x1="18.707cm" svg:y1="9.651cm" svg:x2="19.469cm" svg:y2="9.651cm">
          <text:p/>
        </draw:line>
        <draw:line draw:style-name="gr12" draw:text-style-name="P2" draw:layer="layout" svg:x1="19.442cm" svg:y1="9.682cm" svg:x2="19.469cm" svg:y2="17.302cm">
          <text:p/>
        </draw:line>
        <draw:line draw:style-name="gr5" draw:text-style-name="P2" draw:layer="layout" svg:x1="19.469cm" svg:y1="17.302cm" svg:x2="18.961cm" svg:y2="17.302cm">
          <text:p/>
        </draw:line>
        <draw:connector draw:style-name="gr5" draw:text-style-name="P2" draw:layer="layout" svg:x1="6.769cm" svg:y1="5.001cm" svg:x2="7.785cm" svg:y2="4.873cm" draw:start-shape="id1" draw:start-glue-point="7" draw:end-shape="id2" svg:d="M6769 5001h508v-128h508" svg:viewBox="0 0 1017 129">
          <text:p/>
        </draw:connector>
        <draw:connector draw:style-name="gr5" draw:text-style-name="P2" draw:layer="layout" draw:line-skew="-3.339cm" svg:x1="6.769cm" svg:y1="5.001cm" svg:x2="16.546cm" svg:y2="4.221cm" draw:start-shape="id1" draw:start-glue-point="7" draw:end-shape="id3" draw:end-glue-point="4" svg:d="M6769 5001h254v-1282h9523v502" svg:viewBox="0 0 9778 12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7:49:35.466788582</meta:creation-date>
    <dc:date>2018-04-01T00:49:25.745187339</dc:date>
    <meta:editing-duration>PT2H22M17S</meta:editing-duration>
    <meta:editing-cycles>4</meta:editing-cycles>
    <meta:generator>LibreOffice/5.1.6.2$Linux_X86_64 LibreOffice_project/10m0$Build-2</meta:generator>
    <meta:document-statistic meta:object-count="30"/>
  </office:meta>
</office:document-meta>
</file>